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7.18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16.63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30.46mm"/>
    </style:style>
    <style:style style:name="co9" style:family="table-column">
      <style:table-column-properties fo:break-before="auto" style:column-width="6.07mm"/>
    </style:style>
    <style:style style:name="co10" style:family="table-column">
      <style:table-column-properties fo:break-before="auto" style:column-width="21.8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/>
          <table:table-cell table:style-name="ce1"/>
          <table:table-cell table:number-columns-repeated="2"/>
          <table:table-cell table:style-name="ce1" office:value-type="string" calcext:value-type="string">
            <text:p>Flowtable</text:p>
          </table:table-cell>
          <table:table-cell table:number-columns-repeated="2"/>
          <table:table-cell table:style-name="ce1" office:value-type="string" calcext:value-type="string">
            <text:p>Grouptable</text:p>
          </table:table-cell>
          <table:table-cell table:number-columns-repeated="2"/>
          <table:table-cell table:style-name="ce1" office:value-type="string" calcext:value-type="string">
            <text:p>Metertabl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# of slices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/>
          <table:table-cell table:style-name="ce1" office:value-type="string" calcext:value-type="string">
            <text:p># of switches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Topolog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ulate FLOOD</text:p>
          </table:table-cell>
          <table:table-cell table:formula="of:=[.C2]" office:value-type="float" office:value="254" calcext:value-type="float">
            <text:p>254</text:p>
          </table:table-cell>
          <table:table-cell/>
          <table:table-cell office:value-type="string" calcext:value-type="string">
            <text:p>Limit traffic</text:p>
          </table:table-cell>
          <table:table-cell table:formula="of:=[.C2]" office:value-type="float" office:value="254" calcext:value-type="float">
            <text:p>254</text:p>
          </table:table-cell>
        </table:table-row>
        <table:table-row table:style-name="ro1">
          <table:table-cell/>
          <table:table-cell table:style-name="ce1" office:value-type="string" calcext:value-type="string">
            <text:p># of ports with links per switch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Packetout forward</text:p>
          </table:table-cell>
          <table:table-cell table:formula="of:=[.C2]" office:value-type="float" office:value="254" calcext:value-type="float">
            <text:p>254</text:p>
          </table:table-cell>
          <table:table-cell/>
          <table:table-cell office:value-type="string" calcext:value-type="string">
            <text:p>Add PBB Tag</text:p>
          </table:table-cell>
          <table:table-cell table:formula="of:=[.C2]*([.C3]-1)*([.C4]+[.C5])" office:value-type="float" office:value="2130186240" calcext:value-type="float">
            <text:p>213018624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# of ports with host per switch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Inter-virtual-switch</text:p>
          </table:table-cell>
          <table:table-cell table:formula="of:=[.C4]*([.C3]-1)" office:value-type="float" office:value="4193280" calcext:value-type="float">
            <text:p>419328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utput processed 1</text:p>
          </table:table-cell>
          <table:table-cell table:formula="of:=[.C2]*[.C4]*[.C4]" office:value-type="float" office:value="266338304" calcext:value-type="float">
            <text:p>2663383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utput processed 2</text:p>
          </table:table-cell>
          <table:table-cell table:formula="of:=[.C4]*[.C5]" office:value-type="float" office:value="1048576" calcext:value-type="float">
            <text:p>10485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etect erro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orward new</text:p>
          </table:table-cell>
          <table:table-cell table:formula="of:=[.C5]"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etect error 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formula="of:=SUM([.F3:.F10])" office:value-type="float" office:value="271581441" calcext:value-type="float">
            <text:p>271581441</text:p>
          </table:table-cell>
          <table:table-cell/>
          <table:table-cell table:style-name="ce1" office:value-type="string" calcext:value-type="string">
            <text:p>Total</text:p>
          </table:table-cell>
          <table:table-cell table:formula="of:=SUM([.I3:.I10])" office:value-type="float" office:value="2130186494" calcext:value-type="float">
            <text:p>2130186494</text:p>
          </table:table-cell>
          <table:table-cell/>
          <table:table-cell table:style-name="ce1" office:value-type="string" calcext:value-type="string">
            <text:p>Total</text:p>
          </table:table-cell>
          <table:table-cell table:formula="of:=SUM([.L3:.L10])" office:value-type="float" office:value="254" calcext:value-type="float">
            <text:p>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-00-0000</text:date>, <text:time style:data-style-name="N2" text:time-value="20:18:38.176028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02:07:35.431386374</meta:creation-date>
    <meta:generator>LibreOffice/5.1.5.1$Linux_X86_64 LibreOffice_project/10m0$Build-1</meta:generator>
    <dc:date>2016-08-02T20:22:22.100751181</dc:date>
    <meta:editing-duration>PT1H38M28S</meta:editing-duration>
    <meta:editing-cycles>23</meta:editing-cycles>
    <meta:document-statistic meta:table-count="1" meta:cell-count="45" meta:object-count="0"/>
  </office:meta>
</office:document-meta>
</file>